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" svg:font-family="'Fira Sans', system-ui, apple-system, 'Segoe UI', Roboto, Ubuntu, Cantarell, 'Noto Sans', sans-serif, 'Segoe UI', Roboto, Ubuntu, Cantarell, 'Noto Sans', sans-serif, 'Segoe UI', Roboto, Ubuntu, Cantarell, 'Noto Sans', sans-serif, 'Segoe UI', Roboto, Ubuntu, Cantarell, 'Nato Sans', sans-serif, 'Apple Color Emoji', 'Segoe UI Emoji', 'Segoe UI Symbol', 'Noto Color Emoji'"/>
    <style:font-face style:name="Lohit Devanagari1" svg:font-family="'Lohit Devanagari'"/>
    <style:font-face style:name="Open Sans" svg:font-family="'Open Sans', sans-serif"/>
    <style:font-face style:name="apple-system" svg:font-family="apple-system, system-ui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c0167" officeooo:paragraph-rsid="000c0167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c0167" officeooo:paragraph-rsid="000c0167"/>
    </style:style>
    <style:style style:name="P3" style:family="paragraph" style:parent-style-name="Standard">
      <style:paragraph-properties fo:line-height="200%" fo:text-align="start" style:justify-single-word="false"/>
      <style:text-properties officeooo:paragraph-rsid="000c0167"/>
    </style:style>
    <style:style style:name="P4" style:family="paragraph" style:parent-style-name="Standard">
      <style:paragraph-properties fo:line-height="200%" fo:text-align="start" style:justify-single-word="false"/>
      <style:text-properties officeooo:paragraph-rsid="000e4da3"/>
    </style:style>
    <style:style style:name="P5" style:family="paragraph" style:parent-style-name="Standard">
      <style:paragraph-properties fo:line-height="200%" fo:text-align="start" style:justify-single-word="false"/>
      <style:text-properties officeooo:paragraph-rsid="000fc4cd"/>
    </style:style>
    <style:style style:name="P6" style:family="paragraph" style:parent-style-name="Standard">
      <style:paragraph-properties fo:line-height="200%" fo:text-align="start" style:justify-single-word="false"/>
      <style:text-properties officeooo:rsid="0011025c" officeooo:paragraph-rsid="0011025c"/>
    </style:style>
    <style:style style:name="P7" style:family="paragraph" style:parent-style-name="Standard">
      <style:paragraph-properties fo:line-height="200%" fo:text-align="center" style:justify-single-word="false"/>
      <style:text-properties officeooo:rsid="0011025c" officeooo:paragraph-rsid="0011025c"/>
    </style:style>
    <style:style style:name="T1" style:family="text">
      <style:text-properties officeooo:rsid="000c0167"/>
    </style:style>
    <style:style style:name="T2" style:family="text">
      <style:text-properties officeooo:rsid="000c760e"/>
    </style:style>
    <style:style style:name="T3" style:family="text">
      <style:text-properties officeooo:rsid="000e4da3"/>
    </style:style>
    <style:style style:name="T4" style:family="text">
      <style:text-properties officeooo:rsid="000fc4cd"/>
    </style:style>
    <style:style style:name="T5" style:family="text">
      <style:text-properties officeooo:rsid="001102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therine Breinig</text:p>
      <text:p text:style-name="P1">Dr. Angelo </text:p>
      <text:p text:style-name="P1">CSC 104-1</text:p>
      <text:p text:style-name="P1">17 September 2021</text:p>
      <text:p text:style-name="P2">Deepin and Pop!_OS Comparison</text:p>
      <text:p text:style-name="P3"><text:span text:style-name="T1"><text:tab/>Deepin and Pop!_OS are both Linux distributions. Deepin was made in 2011, by Wuhan Deepin Technology co. </text:span><text:span text:style-name="T2">Deepen was designed </text:span><text:span text:style-name="T3">to look aesthetically pleasing so that it is easier for new users to learn</text:span><text:span text:style-name="T2">. Deepin is a Linux distribution committed to providing an elegant, user-friendly, safe, and stable user experience.</text:span></text:p>
      <text:p text:style-name="P3"><text:tab/><text:span text:style-name="T2">Pop!_OS is a Linux distribution created on 2017. Pop!_OS goals are to be designed for </text:span><text:span text:style-name="T3">fast navigation, easy workspace organization, and fluid, convenient workflow. They believe that the operating system should encourage curiosity and discovery, not hinder it.</text:span></text:p>
      <text:p text:style-name="P5"><text:tab/><text:span text:style-name="T3">Both </text:span><text:span text:style-name="T1">Deepin and Pop!_OS </text:span><text:span text:style-name="T3">are programs made for beginners to learn how to code. <text:s/></text:span><text:span text:style-name="T1">Deepin and Pop!_OS </text:span><text:span text:style-name="T4">each have their own tutorial to help a new user get set up. Each requires between 2 and 4 GB of RAM. </text:span></text:p>
      <text:p text:style-name="P4"><text:span text:style-name="T1"><text:tab/>Pop!_OS </text:span><text:span text:style-name="T3">was make for gaming on Linux. It also is for general users, where <text:s/></text:span><text:span text:style-name="T1">Deepi</text:span><text:span text:style-name="T3">n is made mostly for users who love Mac OS, because it has a similar design. </text:span><text:span text:style-name="T4">The main difference between Deepin and Pop!_OS is that Deepin is meant for user who need to run Deepin on their desktop environment, which is based on Debian. Where as Pop!_OS is meant for a distribution </text:span><text:span text:style-name="T5">for gaming users who need to be based in Ubuntu. </text:span></text:p>
      <text:p text:style-name="P6"><text:span text:style-name="T1"><text:tab/>Deepin and Pop!_OS </text:span>each have their own ups and downs. If you are looking for a easy to learn gaming system go with<text:span text:style-name="T1"> Pop!_OS, </text:span>however if you are looking for a <text:s/>beginning Linux that has aesthetically pleasing design go for <text:span text:style-name="T1">Deepi</text:span>n.</text:p>
      <text:p text:style-name="P6"/>
      <text:p text:style-name="P6"/>
      <text:p text:style-name="P7"><text:soft-page-break/>Citations </text:p>
      <text:p text:style-name="P6"><text:a xlink:type="simple" xlink:href="https://embeddedinventor.com/deepin-vs-pop_os-similarities-differences/" text:style-name="Internet_20_link" text:visited-style-name="Visited_20_Internet_20_Link">https://embeddedinventor.com/deepin-vs-pop_os-similarities-differences/</text:a></text:p>
      <text:p text:style-name="P6"><text:a xlink:type="simple" xlink:href="https://pop.system76.com/" text:style-name="Internet_20_link" text:visited-style-name="Visited_20_Internet_20_Link">https://pop.system76.com/</text:a></text:p>
      <text:p text:style-name="P6"><text:a xlink:type="simple" xlink:href="https://www.deepin.org/en/aboutus/" text:style-name="Internet_20_link" text:visited-style-name="Visited_20_Internet_20_Link">https://www.deepin.org/en/aboutus/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" svg:font-family="'Fira Sans', system-ui, apple-system, 'Segoe UI', Roboto, Ubuntu, Cantarell, 'Noto Sans', sans-serif, 'Segoe UI', Roboto, Ubuntu, Cantarell, 'Noto Sans', sans-serif, 'Segoe UI', Roboto, Ubuntu, Cantarell, 'Noto Sans', sans-serif, 'Segoe UI', Roboto, Ubuntu, Cantarell, 'Nato Sans', sans-serif, 'Apple Color Emoji', 'Segoe UI Emoji', 'Segoe UI Symbol', 'Noto Color Emoji'"/>
    <style:font-face style:name="Lohit Devanagari1" svg:font-family="'Lohit Devanagari'"/>
    <style:font-face style:name="Open Sans" svg:font-family="'Open Sans', sans-serif"/>
    <style:font-face style:name="apple-system" svg:font-family="apple-system, system-ui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21:12:26.991292597</meta:creation-date>
    <dc:date>2021-09-16T22:07:40.923405233</dc:date>
    <meta:editing-duration>PT1M21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2" meta:paragraph-count="14" meta:word-count="261" meta:character-count="1638" meta:non-whitespace-character-count="1379"/>
  </office:meta>
</office:document-meta>
</file>